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Parameter.SqlParameter( String name , int sqlType , int s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Parame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Parameter.sqlTypesToAnonymousParameterList( @ Nullable int ... 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Paramet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Parameter.SqlParameter( int sqlType , int s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Parameter.isResul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Parameter.isInputValueProvi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Parameter.SqlParameter( SqlParameter other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Parameter.SqlParameter( String name , int sq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Parameter.SqlParameter( String name , int sqlType , @ Nullable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Parameter.getSq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Parameter.SqlParameter( int sqlType , @ Nullable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Parameter.getS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Parameter.SqlParameter( int sq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